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b8b38" officeooo:paragraph-rsid="001b8b38"/>
    </style:style>
    <style:style style:name="P2" style:family="paragraph" style:parent-style-name="Standard" style:list-style-name="L1">
      <style:text-properties officeooo:paragraph-rsid="001b8b38"/>
    </style:style>
    <style:style style:name="T1" style:family="text">
      <style:text-properties officeooo:rsid="001b8b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37555914" text:style-name="L1">
        <text:list-item>
          <text:p text:style-name="P2"><text:span text:style-name="T1">At create page, no option for solution seeker and provider.</text:span></text:p>
        </text:list-item>
        <text:list-item>
          <text:p text:style-name="P1">At profile create page, office phone number field is acception less than 10 digit number.</text:p>
        </text:list-item>
        <text:list-item>
          <text:p text:style-name="P1">In business profile, no textbox is clickable and there is no submit button.</text:p>
        </text:list-item>
        <text:list-item>
          <text:p text:style-name="P1">There is no delete option in Invite Team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12:59:49.173406124</meta:creation-date>
    <dc:date>2022-08-10T13:07:53.267627549</dc:date>
    <meta:editing-duration>PT8M4S</meta:editing-duration>
    <meta:editing-cycles>1</meta:editing-cycles>
    <meta:document-statistic meta:table-count="0" meta:image-count="0" meta:object-count="0" meta:page-count="1" meta:paragraph-count="4" meta:word-count="50" meta:character-count="273" meta:non-whitespace-character-count="231"/>
    <meta:generator>LibreOffice/6.4.7.2$Linux_X86_64 LibreOffice_project/40$Build-2</meta:generator>
  </office:meta>
</office:document-meta>
</file>